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9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all Code</text:p>
          </table:table-cell>
          <table:table-cell office:value-type="string">
            <text:p>Script</text:p>
          </table:table-cell>
          <table:table-cell office:value-type="string">
            <text:p>Time</text:p>
          </table:table-cell>
          <table:table-cell office:value-type="string">
            <text:p>Conne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_1</text:p>
          </table:table-cell>
          <table:table-cell table:style-name="ce2" office:value-type="string">
            <text:p>Now where should we begin? 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string">
            <text:p>O_2</text:p>
          </table:table-cell>
          <table:table-cell table:style-name="ce2" office:value-type="string">
            <text:p>At the beginning? Like, the very beginning? When Tessa created the world? 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4">
          <table:table-cell office:value-type="string">
            <text:p>O_3</text:p>
          </table:table-cell>
          <table:table-cell table:style-name="ce2" office:value-type="string">
            <text:p>Instead, we’ll start where many stories begin, with a character. 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O_4</text:p>
          </table:table-cell>
          <table:table-cell table:style-name="ce2" office:value-type="string">
            <text:p>Ball. 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4">
          <table:table-cell office:value-type="string">
            <text:p>O_5</text:p>
          </table:table-cell>
          <table:table-cell table:style-name="ce2" office:value-type="string">
            <text:p>He was abandoned. Left to us in the dead of night. His parents gone.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4">
          <table:table-cell office:value-type="string">
            <text:p>O_6</text:p>
          </table:table-cell>
          <table:table-cell table:style-name="ce2" office:value-type="string">
            <text:p>Typical of Circles, you know. No responsibility.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string">
            <text:p>O_7</text:p>
          </table:table-cell>
          <table:table-cell table:style-name="ce2" office:value-type="string">
            <text:p>So we took him in and raised him.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O_8</text:p>
          </table:table-cell>
          <table:table-cell table:style-name="ce2" office:value-type="string">
            <text:p>For years, we gave him everything our wonderful society had to offer.</text:p>
          </table:table-cell>
          <table:table-cell table:number-columns-repeated="2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O_9</text:p>
          </table:table-cell>
          <table:table-cell table:style-name="ce2" office:value-type="string">
            <text:p>A loving foster family. A school. A good life.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O_10</text:p>
          </table:table-cell>
          <table:table-cell table:style-name="ce2" office:value-type="string">
            <text:p>And how did he repay us? Did he become a productive member of society?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O_11</text:p>
          </table:table-cell>
          <table:table-cell table:style-name="ce2" office:value-type="string">
            <text:p>No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O_12</text:p>
          </table:table-cell>
          <table:table-cell table:style-name="ce2" office:value-type="string">
            <text:p>He disappeared!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 office:value-type="string">
            <text:p>L11_1</text:p>
          </table:table-cell>
          <table:table-cell table:style-name="ce2" office:value-type="string">
            <text:p>Ball left Los Angles sometime in the middle of his education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L11_2</text:p>
          </table:table-cell>
          <table:table-cell table:style-name="ce2" office:value-type="string">
            <text:p>Wasn't content, for whatever reason.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L11_3</text:p>
          </table:table-cell>
          <table:table-cell table:style-name="ce2" office:value-type="string">
            <text:p>Ball bounced his way out. No obstacle could stop him.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11_4</text:p>
          </table:table-cell>
          <table:table-cell table:style-name="ce3" office:value-type="string">
            <text:p>He could scale many walls. A cube skill, but one Ball learned to fit in.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L11_5</text:p>
          </table:table-cell>
          <table:table-cell table:style-name="ce3" office:value-type="string">
            <text:p>For all the good that did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11_6</text:p>
          </table:table-cell>
          <table:table-cell table:style-name="ce3" office:value-type="string">
            <text:p>Ball had only one thing on his tiny, stupid mind. To leave. To run away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5">
          <table:table-cell office:value-type="string">
            <text:p>L11_7</text:p>
          </table:table-cell>
          <table:table-cell table:style-name="ce3" office:value-type="string">
            <text:p>Ah, the Hidden Shape. I was surprised Ball found it. He never struck me as all that clever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L12_1</text:p>
          </table:table-cell>
          <table:table-cell table:style-name="ce3" office:value-type="string">
            <text:p>But the real question is why. It didn’t make sense.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L12_2</text:p>
          </table:table-cell>
          <table:table-cell table:style-name="ce3" office:value-type="string">
            <text:p>Cubes built this paradise, and yet Ball wanted nothing to do with it.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L12_3</text:p>
          </table:table-cell>
          <table:table-cell table:style-name="ce3" office:value-type="string">
            <text:p>Maybe that was it. Raised by cubes, yes. But Ball was never really one of us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12_4</text:p>
          </table:table-cell>
          <table:table-cell table:style-name="ce3" office:value-type="string">
            <text:p>He always stood out. It wasn’t just his appearance. He made himself stand out.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L12_5</text:p>
          </table:table-cell>
          <table:table-cell table:style-name="ce3" office:value-type="string">
            <text:p>Even with all of our help, Ball was never good at fitting in. 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5">
          <table:table-cell office:value-type="string">
            <text:p>L12_6</text:p>
          </table:table-cell>
          <table:table-cell table:style-name="ce3" office:value-type="string">
            <text:p>Well, no use questioning the motives of a madman. There are far more productive ways to spend my time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5">
          <table:table-cell office:value-type="string">
            <text:p>L12_7</text:p>
          </table:table-cell>
          <table:table-cell table:style-name="ce3" office:value-type="string">
            <text:p>I thought that shape was hidden pretty well. I suppose I could be wrong, once in a while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L13_1</text:p>
          </table:table-cell>
          <table:table-cell table:style-name="ce3" office:value-type="string">
            <text:p>I'm glad he left, you know. All he ever did was burden us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13_2</text:p>
          </table:table-cell>
          <table:table-cell table:style-name="ce3" office:value-type="string">
            <text:p>Go on, Ball. Get out of here. Never return. 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L13_3</text:p>
          </table:table-cell>
          <table:table-cell table:style-name="ce3" office:value-type="string">
            <text:p>Nobody wanted you. Nobody liked you.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L13_4</text:p>
          </table:table-cell>
          <table:table-cell table:style-name="ce3" office:value-type="string">
            <text:p>Los Angles was a city for Cubes anyway. Not some Circle like you.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L13_5</text:p>
          </table:table-cell>
          <table:table-cell table:style-name="ce3" office:value-type="string">
            <text:p>*ahem* Sorry, I was just talking to myself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13_6</text:p>
          </table:table-cell>
          <table:table-cell table:style-name="ce3" office:value-type="string">
            <text:p>Those dirty Circles who left Ball on our doorstop. Who pushed their burden on us.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L13_7</text:p>
          </table:table-cell>
          <table:table-cell table:style-name="ce3" office:value-type="string">
            <text:p>You know, it was never his home anyway. He didn’t belong here.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L13_8</text:p>
          </table:table-cell>
          <table:table-cell table:style-name="ce3" office:value-type="string">
            <text:p>In fact, I suppose it was a favor of his, in some way. Leaving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13_9</text:p>
          </table:table-cell>
          <table:table-cell table:style-name="ce3" office:value-type="string">
            <text:p>Where was Ball going, you ask?</text:p>
          </table:table-cell>
          <table:table-cell/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L13_10</text:p>
          </table:table-cell>
          <table:table-cell table:style-name="ce3" office:value-type="string">
            <text:p>Have you heard of Pyramid?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L13_11</text:p>
          </table:table-cell>
          <table:table-cell table:style-name="ce3" office:value-type="string">
            <text:p>Land of the Triangles. Home of the laziest shapes you've ever met.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L13_12</text:p>
          </table:table-cell>
          <table:table-cell table:style-name="ce3" office:value-type="string">
            <text:p>All talk, no action, those ones. Knowledge first, work second.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L13_13</text:p>
          </table:table-cell>
          <table:table-cell table:style-name="ce3" office:value-type="string">
            <text:p>Why Ball sought them out, I'll never know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13_14</text:p>
          </table:table-cell>
          <table:table-cell table:style-name="ce3" office:value-type="string">
            <text:p>But there he went. Gone. Never to return.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L13_15</text:p>
          </table:table-cell>
          <table:table-cell table:style-name="ce3" office:value-type="string">
            <text:p>Thank Tessa, he's gone!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L13_16</text:p>
          </table:table-cell>
          <table:table-cell table:style-name="ce3" office:value-type="string">
            <text:p>Ball would receive help no longer. He was on his own.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13_17</text:p>
          </table:table-cell>
          <table:table-cell table:style-name="ce3" office:value-type="string">
            <text:p>It was admittedly impressive. To find this hidden shape. Or perhaps just lucky. 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1/21/2017</text:date>, <text:time>15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Warhurst</meta:initial-creator>
    <meta:creation-date>2017-01-21T10:39:40.43</meta:creation-date>
    <dc:date>2017-01-21T15:04:06.81</dc:date>
    <dc:creator>Joshua Warhurst</dc:creator>
    <meta:editing-duration>PT4H24M35S</meta:editing-duration>
    <meta:editing-cycles>4</meta:editing-cycles>
    <meta:generator>OpenOffice/4.1.2$Win32 OpenOffice.org_project/412m3$Build-9782</meta:generator>
    <meta:document-statistic meta:table-count="3" meta:cell-count="148" meta:object-count="0"/>
    <meta:user-defined meta:name=""/>
  </office:meta>
</office:document-meta>
</file>